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31cm" svg:height="3.501cm" svg:x="5.07cm" svg:y="6.842cm">
          <text:p text:style-name="P1">Wavelet</text:p>
          <text:p text:style-name="P1">Transfor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xml:id="id1" draw:id="id1" draw:layer="layout" svg:width="2.225cm" svg:height="0.962cm" svg:x="1.715cm" svg:y="8.104cm">
          <draw:text-box>
            <text:p>image</text:p>
          </draw:text-box>
        </draw:frame>
        <draw:connector draw:style-name="gr3" draw:text-style-name="P1" draw:layer="layout" draw:type="lines" svg:x1="3.94cm" svg:y1="8.585cm" svg:x2="5.07cm" svg:y2="8.592cm" draw:start-shape="id1" draw:start-glue-point="1" draw:end-shape="id2" svg:d="M3940 8585h500l128 7h502" svg:viewBox="0 0 1131 8">
          <text:p/>
        </draw:connector>
        <draw:frame draw:style-name="gr2" draw:layer="layout" svg:width="2.225cm" svg:height="0.962cm" svg:x="1.716cm" svg:y="8.104cm">
          <draw:text-box>
            <text:p>image</text:p>
          </draw:text-box>
        </draw:frame>
        <draw:frame draw:style-name="gr2" draw:layer="layout" svg:width="2.225cm" svg:height="0.962cm" svg:x="1.716cm" svg:y="8.104cm">
          <draw:text-box>
            <text:p>image</text:p>
          </draw:text-box>
        </draw:frame>
        <draw:custom-shape draw:style-name="gr1" draw:text-style-name="P1" xml:id="id7" draw:id="id7" draw:layer="layout" svg:width="3.302cm" svg:height="2.794cm" svg:x="12.006cm" svg:y="14.651cm">
          <text:p text:style-name="P1">Sparse</text:p>
          <text:p text:style-name="P1">K-SV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3.302cm" svg:height="2.794cm" svg:x="18.597cm" svg:y="10.071cm">
          <text:p text:style-name="P1">GO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3" draw:id="id3" draw:layer="layout" draw:type="line" svg:x1="9.001cm" svg:y1="8.592cm" svg:x2="10.336cm" svg:y2="8.572cm" draw:start-shape="id2" draw:start-glue-point="1" svg:d="M9001 8592l1335-20" svg:viewBox="0 0 1336 21">
          <text:p/>
        </draw:connector>
        <draw:connector draw:style-name="gr5" draw:text-style-name="P1" draw:layer="layout" draw:line-skew="-0.411cm" svg:x1="10.336cm" svg:y1="8.572cm" svg:x2="13.829cm" svg:y2="5.574cm" draw:start-shape="id3" draw:start-glue-point="3" svg:d="M10336 8572h1586v-2998h1907" svg:viewBox="0 0 3494 2999">
          <text:p text:style-name="P1">Approx</text:p>
        </draw:connector>
        <draw:connector draw:style-name="gr6" draw:text-style-name="P1" xml:id="id4" draw:id="id4" draw:layer="layout" svg:x1="10.336cm" svg:y1="8.572cm" svg:x2="13.687cm" svg:y2="11.466cm" draw:start-shape="id3" draw:start-glue-point="3" svg:d="M10336 8572h1926v2894h1425" svg:viewBox="0 0 3352 2895">
          <text:p text:style-name="P1">Coeff</text:p>
        </draw:connector>
        <draw:connector draw:style-name="gr3" draw:text-style-name="P1" draw:layer="layout" draw:type="lines" svg:x1="13.687cm" svg:y1="11.466cm" svg:x2="18.597cm" svg:y2="11.468cm" draw:start-shape="id4" draw:start-glue-point="3" draw:end-shape="id5" draw:end-glue-point="3" svg:d="M13687 11466h501l3908 2h501" svg:viewBox="0 0 4911 3">
          <text:p/>
        </draw:connector>
        <draw:custom-shape draw:style-name="gr1" draw:text-style-name="P1" xml:id="id6" draw:id="id6" draw:layer="layout" svg:width="3.302cm" svg:height="2.794cm" svg:x="25.73cm" svg:y="10.071cm">
          <text:p text:style-name="P1">Q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21.899cm" svg:y1="11.468cm" svg:x2="25.73cm" svg:y2="11.468cm" draw:start-shape="id5" draw:start-glue-point="1" draw:end-shape="id6" draw:end-glue-point="3" svg:d="M21899 11468h3831" svg:viewBox="0 0 3832 1">
          <text:p text:style-name="P1">Gammas</text:p>
        </draw:connector>
        <draw:connector draw:style-name="gr8" draw:text-style-name="P1" draw:layer="layout" draw:type="line" svg:x1="13.687cm" svg:y1="11.466cm" svg:x2="13.657cm" svg:y2="14.651cm" draw:start-shape="id4" draw:start-glue-point="3" draw:end-shape="id7" draw:end-glue-point="0" svg:d="M13687 11466l-30 3185" svg:viewBox="0 0 31 3186">
          <text:p/>
        </draw:connector>
        <draw:connector draw:style-name="gr7" draw:text-style-name="P1" draw:layer="layout" svg:x1="15.308cm" svg:y1="16.048cm" svg:x2="27.381cm" svg:y2="12.865cm" draw:start-shape="id7" draw:start-glue-point="1" draw:end-shape="id6" draw:end-glue-point="2" svg:d="M15308 16048h12073v-3183" svg:viewBox="0 0 12074 3184">
          <text:p text:style-name="P1">Trained Dict's</text:p>
        </draw:connector>
        <draw:connector draw:style-name="gr8" draw:text-style-name="P1" draw:layer="layout" svg:x1="15.308cm" svg:y1="16.048cm" svg:x2="20.248cm" svg:y2="12.865cm" draw:start-shape="id7" draw:start-glue-point="1" draw:end-shape="id5" draw:end-glue-point="2" svg:d="M15308 16048h4940v-3183" svg:viewBox="0 0 4941 3184">
          <text:p/>
        </draw:connector>
        <draw:custom-shape draw:style-name="gr9" draw:text-style-name="P1" draw:layer="layout" svg:width="0.762cm" svg:height="0.762cm" svg:x="15.678cm" svg:y="15.60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572cm" svg:height="3.937cm" svg:x="17.383cm" svg:y="19.923cm">
          <text:p text:style-name="P1">Normalize</text:p>
          <text:p text:style-name="P1">Dictionaries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" draw:layer="layout" svg:width="0.762cm" svg:height="0.762cm" svg:x="28.051cm" svg:y="11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572cm" svg:height="3.937cm" svg:x="29.829cm" svg:y="16.113cm">
          <text:p text:style-name="P1">Sign</text:p>
          <text:p text:style-name="P1">Separation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8" draw:id="id8" draw:layer="layout" svg:width="3.302cm" svg:height="2.794cm" svg:x="31.988cm" svg:y="10.071cm">
          <text:p text:style-name="P1">Optimize</text:p>
          <text:p text:style-name="P1">locations</text:p>
          <text:p text:style-name="P1">entrop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29.032cm" svg:y1="11.468cm" svg:x2="31.988cm" svg:y2="11.468cm" draw:start-shape="id6" draw:start-glue-point="1" draw:end-shape="id8" svg:d="M29032 11468h2956" svg:viewBox="0 0 2957 1">
          <text:p text:style-name="P1">G,A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textarea-vertical-align="bottom" draw:fit-to-contour="false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23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4T17:36:49.349158491</meta:creation-date>
    <dc:date>2014-06-20T20:53:15.972766989</dc:date>
    <meta:editing-duration>PT4H32M10S</meta:editing-duration>
    <meta:editing-cycles>7</meta:editing-cycles>
    <meta:generator>LibreOffice/4.2.3.3$Linux_X86_64 LibreOffice_project/420m0$Build-3</meta:generator>
    <meta:document-statistic meta:object-count="22"/>
  </office:meta>
</office:document-meta>
</file>